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0000000F20EBE258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d19df"/>
    </style:style>
    <style:style style:name="P2" style:family="paragraph" style:parent-style-name="Standard">
      <style:paragraph-properties fo:text-align="start" style:justify-single-word="false"/>
      <style:text-properties officeooo:rsid="001016d9" officeooo:paragraph-rsid="001016d9"/>
    </style:style>
    <style:style style:name="P3" style:family="paragraph" style:parent-style-name="Standard">
      <style:paragraph-properties fo:text-align="start" style:justify-single-word="false"/>
      <style:text-properties officeooo:rsid="001209ef" officeooo:paragraph-rsid="001209ef"/>
    </style:style>
    <style:style style:name="P4" style:family="paragraph" style:parent-style-name="Standard">
      <style:paragraph-properties fo:text-align="start" style:justify-single-word="false"/>
      <style:text-properties style:font-name="Liberation Serif1" officeooo:rsid="00130511" officeooo:paragraph-rsid="00130511" style:font-name-asian="Liberation Serif1" style:font-name-complex="Liberation Serif1"/>
    </style:style>
    <style:style style:name="P5" style:family="paragraph" style:parent-style-name="Standard">
      <style:paragraph-properties fo:text-align="start" style:justify-single-word="false"/>
      <style:text-properties style:font-name="Liberation Serif" officeooo:rsid="00169582" officeooo:paragraph-rsid="00169582" style:font-name-asian="WenQuanYi Zen Hei" style:font-name-complex="Lohit Devanagari"/>
    </style:style>
    <style:style style:name="P6" style:family="paragraph" style:parent-style-name="Standard">
      <style:paragraph-properties fo:text-align="start" style:justify-single-word="false"/>
      <style:text-properties style:font-name="Liberation Serif" officeooo:rsid="00181818" officeooo:paragraph-rsid="00181818" style:font-name-asian="WenQuanYi Zen Hei" style:font-name-complex="Lohit Devanagari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15f39f" officeooo:paragraph-rsid="0019d5ca" style:font-name-asian="WenQuanYi Zen Hei" style:font-name-complex="Lohit Devanagari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15f39f" officeooo:paragraph-rsid="001c03fd" style:font-name-asian="WenQuanYi Zen Hei" style:font-name-complex="Lohit Devanagari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1db9f2" officeooo:paragraph-rsid="001db9f2" style:font-name-asian="WenQuanYi Zen Hei" style:font-name-complex="Lohit Devanagari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officeooo:rsid="0019d5ca" officeooo:paragraph-rsid="0019d5ca" style:font-name-asian="WenQuanYi Zen Hei" style:font-name-complex="Lohit Devanagari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officeooo:rsid="001a3c2d" officeooo:paragraph-rsid="0019d5ca" style:font-name-asian="WenQuanYi Zen Hei" style:font-name-complex="Lohit Devanagari"/>
    </style:style>
    <style:style style:name="P12" style:family="paragraph" style:parent-style-name="Standard" style:list-style-name="L21">
      <style:paragraph-properties fo:text-align="start" style:justify-single-word="false"/>
      <style:text-properties officeooo:rsid="001016d9" officeooo:paragraph-rsid="001016d9"/>
    </style:style>
    <style:style style:name="P13" style:family="paragraph" style:parent-style-name="Standard" style:list-style-name="L21">
      <style:paragraph-properties fo:text-align="start" style:justify-single-word="false"/>
      <style:text-properties officeooo:rsid="001209ef" officeooo:paragraph-rsid="001209ef"/>
    </style:style>
    <style:style style:name="P14" style:family="paragraph" style:parent-style-name="Standard" style:list-style-name="L21">
      <style:paragraph-properties fo:text-align="start" style:justify-single-word="false"/>
      <style:text-properties officeooo:rsid="00144cef" officeooo:paragraph-rsid="00144cef"/>
    </style:style>
    <style:style style:name="P15" style:family="paragraph" style:parent-style-name="Standard" style:list-style-name="L21">
      <style:paragraph-properties fo:text-align="start" style:justify-single-word="false"/>
      <style:text-properties officeooo:rsid="00144cef" officeooo:paragraph-rsid="0015f39f"/>
    </style:style>
    <style:style style:name="P16" style:family="paragraph" style:parent-style-name="Standard" style:list-style-name="L21">
      <style:paragraph-properties fo:text-align="start" style:justify-single-word="false"/>
      <style:text-properties officeooo:rsid="00144cef" officeooo:paragraph-rsid="001fd4c2"/>
    </style:style>
    <style:style style:name="P17" style:family="paragraph" style:parent-style-name="Standard" style:list-style-name="L21">
      <style:paragraph-properties fo:text-align="start" style:justify-single-word="false"/>
      <style:text-properties officeooo:rsid="00144cef" officeooo:paragraph-rsid="00204e84"/>
    </style:style>
    <style:style style:name="P18" style:family="paragraph" style:parent-style-name="Standard" style:list-style-name="L21">
      <style:paragraph-properties fo:text-align="start" style:justify-single-word="false"/>
      <style:text-properties officeooo:rsid="00144cef" officeooo:paragraph-rsid="00218a1a"/>
    </style:style>
    <style:style style:name="P19" style:family="paragraph" style:parent-style-name="Standard" style:list-style-name="L21">
      <style:paragraph-properties fo:text-align="start" style:justify-single-word="false"/>
      <style:text-properties style:font-name="Liberation Serif1" officeooo:rsid="00144cef" officeooo:paragraph-rsid="00144cef" style:font-name-asian="Liberation Serif1" style:font-name-complex="Liberation Serif1"/>
    </style:style>
    <style:style style:name="P20" style:family="paragraph" style:parent-style-name="Standard" style:list-style-name="L21">
      <style:paragraph-properties fo:text-align="start" style:justify-single-word="false"/>
      <style:text-properties style:font-name="Liberation Serif1" officeooo:rsid="00144cef" officeooo:paragraph-rsid="0019d5ca" style:font-name-asian="Liberation Serif1" style:font-name-complex="Liberation Serif1"/>
    </style:style>
    <style:style style:name="P21" style:family="paragraph" style:parent-style-name="Standard" style:list-style-name="L21">
      <style:paragraph-properties fo:text-align="start" style:justify-single-word="false"/>
      <style:text-properties style:font-name="Liberation Serif1" officeooo:rsid="00144cef" officeooo:paragraph-rsid="001c03fd" style:font-name-asian="Liberation Serif1" style:font-name-complex="Liberation Serif1"/>
    </style:style>
    <style:style style:name="P22" style:family="paragraph" style:parent-style-name="Standard" style:list-style-name="L21">
      <style:paragraph-properties fo:text-align="start" style:justify-single-word="false"/>
      <style:text-properties style:font-name="Liberation Serif1" officeooo:rsid="0015f39f" officeooo:paragraph-rsid="0015f39f" style:font-name-asian="Liberation Serif1" style:font-name-complex="Liberation Serif1"/>
    </style:style>
    <style:style style:name="P23" style:family="paragraph" style:parent-style-name="Standard" style:list-style-name="L21">
      <style:paragraph-properties fo:text-align="start" style:justify-single-word="false"/>
      <style:text-properties style:font-name="Liberation Serif1" officeooo:rsid="0015f39f" officeooo:paragraph-rsid="0019d5ca" style:font-name-asian="Liberation Serif1" style:font-name-complex="Liberation Serif1"/>
    </style:style>
    <style:style style:name="P24" style:family="paragraph" style:parent-style-name="Standard" style:list-style-name="L21">
      <style:paragraph-properties fo:text-align="start" style:justify-single-word="false"/>
      <style:text-properties style:font-name="Liberation Serif1" officeooo:rsid="0015f39f" officeooo:paragraph-rsid="001c03fd" style:font-name-asian="Liberation Serif1" style:font-name-complex="Liberation Serif1"/>
    </style:style>
    <style:style style:name="P25" style:family="paragraph" style:parent-style-name="Standard" style:list-style-name="L21">
      <style:paragraph-properties fo:text-align="start" style:justify-single-word="false"/>
      <style:text-properties style:font-name="Liberation Serif1" officeooo:rsid="00130511" officeooo:paragraph-rsid="00130511" style:font-name-asian="Liberation Serif1" style:font-name-complex="Liberation Serif1"/>
    </style:style>
    <style:style style:name="P26" style:family="paragraph" style:parent-style-name="Standard" style:list-style-name="L21">
      <style:paragraph-properties fo:text-align="start" style:justify-single-word="false"/>
      <style:text-properties officeooo:rsid="00130511" officeooo:paragraph-rsid="00130511"/>
    </style:style>
    <style:style style:name="P27" style:family="paragraph" style:parent-style-name="Standard" style:list-style-name="L21">
      <style:paragraph-properties fo:text-align="start" style:justify-single-word="false"/>
      <style:text-properties officeooo:rsid="00169531" officeooo:paragraph-rsid="00169531"/>
    </style:style>
    <style:style style:name="P28" style:family="paragraph" style:parent-style-name="Standard" style:list-style-name="L21">
      <style:paragraph-properties fo:text-align="start" style:justify-single-word="false"/>
      <style:text-properties officeooo:rsid="00169582" officeooo:paragraph-rsid="00230c90"/>
    </style:style>
    <style:style style:name="P29" style:family="paragraph" style:parent-style-name="Standard" style:list-style-name="L21">
      <style:paragraph-properties fo:text-align="start" style:justify-single-word="false"/>
      <style:text-properties officeooo:rsid="00169582" officeooo:paragraph-rsid="00169582"/>
    </style:style>
    <style:style style:name="P30" style:family="paragraph" style:parent-style-name="Standard" style:list-style-name="L21">
      <style:paragraph-properties fo:text-align="start" style:justify-single-word="false"/>
      <style:text-properties style:font-name="Liberation Serif" officeooo:rsid="00169582" officeooo:paragraph-rsid="00169582" style:font-name-asian="WenQuanYi Zen Hei" style:font-name-complex="Lohit Devanagari"/>
    </style:style>
    <style:style style:name="P31" style:family="paragraph" style:parent-style-name="Standard" style:list-style-name="L21">
      <style:paragraph-properties fo:text-align="start" style:justify-single-word="false"/>
      <style:text-properties style:font-name="Liberation Serif" officeooo:rsid="00181818" officeooo:paragraph-rsid="00181818" style:font-name-asian="WenQuanYi Zen Hei" style:font-name-complex="Lohit Devanagari"/>
    </style:style>
    <style:style style:name="P32" style:family="paragraph" style:parent-style-name="Standard" style:list-style-name="L21">
      <style:paragraph-properties fo:text-align="start" style:justify-single-word="false"/>
      <style:text-properties style:font-name="Liberation Serif" officeooo:rsid="0015f39f" officeooo:paragraph-rsid="0019d5ca" style:font-name-asian="WenQuanYi Zen Hei" style:font-name-complex="Lohit Devanagari"/>
    </style:style>
    <style:style style:name="P33" style:family="paragraph" style:parent-style-name="Standard" style:list-style-name="L21">
      <style:paragraph-properties fo:text-align="start" style:justify-single-word="false"/>
      <style:text-properties style:font-name="Liberation Serif" officeooo:rsid="0015f39f" officeooo:paragraph-rsid="001c03fd" style:font-name-asian="WenQuanYi Zen Hei" style:font-name-complex="Lohit Devanagari"/>
    </style:style>
    <style:style style:name="P34" style:family="paragraph" style:parent-style-name="Standard" style:list-style-name="L21">
      <style:paragraph-properties fo:text-align="start" style:justify-single-word="false"/>
      <style:text-properties style:font-name="Liberation Serif" officeooo:rsid="001a3c2d" officeooo:paragraph-rsid="001c03fd" style:font-name-asian="WenQuanYi Zen Hei" style:font-name-complex="Lohit Devanagari"/>
    </style:style>
    <style:style style:name="P35" style:family="paragraph" style:parent-style-name="Standard" style:list-style-name="L21">
      <style:paragraph-properties fo:text-align="start" style:justify-single-word="false"/>
      <style:text-properties style:font-name="Liberation Serif" officeooo:rsid="001db9f2" officeooo:paragraph-rsid="001db9f2" style:font-name-asian="WenQuanYi Zen Hei" style:font-name-complex="Lohit Devanagari"/>
    </style:style>
    <style:style style:name="P36" style:family="paragraph" style:parent-style-name="Standard" style:list-style-name="L21">
      <style:paragraph-properties fo:text-align="start" style:justify-single-word="false"/>
      <style:text-properties style:font-name="Liberation Serif" officeooo:rsid="001fd4c2" officeooo:paragraph-rsid="001fd4c2" style:font-name-asian="WenQuanYi Zen Hei" style:font-name-complex="Lohit Devanagari"/>
    </style:style>
    <style:style style:name="P37" style:family="paragraph" style:parent-style-name="Standard" style:list-style-name="L21">
      <style:paragraph-properties fo:text-align="start" style:justify-single-word="false"/>
      <style:text-properties style:font-name="Liberation Serif" officeooo:rsid="00204e84" officeooo:paragraph-rsid="00218a1a" style:font-name-asian="WenQuanYi Zen Hei" style:font-name-complex="Lohit Devanagari"/>
    </style:style>
    <style:style style:name="P38" style:family="paragraph" style:parent-style-name="Standard" style:list-style-name="L21">
      <style:paragraph-properties fo:text-align="start" style:justify-single-word="false"/>
      <style:text-properties style:font-name="Liberation Serif" officeooo:rsid="00218a1a" officeooo:paragraph-rsid="00218a1a" style:font-name-asian="WenQuanYi Zen Hei" style:font-name-complex="Lohit Devanagari"/>
    </style:style>
    <style:style style:name="P39" style:family="paragraph" style:parent-style-name="Standard" style:list-style-name="L21">
      <style:paragraph-properties fo:text-align="start" style:justify-single-word="false"/>
      <style:text-properties officeooo:rsid="00181818" officeooo:paragraph-rsid="00181818"/>
    </style:style>
    <style:style style:name="P40" style:family="paragraph" style:parent-style-name="Standard" style:list-style-name="L21">
      <style:paragraph-properties fo:text-align="start" style:justify-single-word="false"/>
      <style:text-properties officeooo:rsid="0019d5ca" officeooo:paragraph-rsid="0019d5ca"/>
    </style:style>
    <style:style style:name="P41" style:family="paragraph" style:parent-style-name="Standard" style:list-style-name="L21">
      <style:paragraph-properties fo:text-align="start" style:justify-single-word="false"/>
      <style:text-properties officeooo:rsid="001fd4c2" officeooo:paragraph-rsid="001fd4c2"/>
    </style:style>
    <style:style style:name="P42" style:family="paragraph" style:parent-style-name="Standard" style:list-style-name="L21">
      <style:paragraph-properties fo:margin-left="0in" fo:margin-right="0in" fo:text-align="start" style:justify-single-word="false" fo:text-indent="0in" style:auto-text-indent="false"/>
      <style:text-properties officeooo:rsid="0019d5ca" officeooo:paragraph-rsid="0019d5ca"/>
    </style:style>
    <style:style style:name="P43" style:family="paragraph" style:parent-style-name="Standard" style:list-style-name="L21">
      <style:paragraph-properties fo:margin-left="0in" fo:margin-right="0in" fo:text-align="start" style:justify-single-word="false" fo:text-indent="0in" style:auto-text-indent="false"/>
      <style:text-properties style:font-name="Liberation Serif" officeooo:rsid="0019d5ca" officeooo:paragraph-rsid="0019d5ca" style:font-name-asian="WenQuanYi Zen Hei" style:font-name-complex="Lohit Devanagari"/>
    </style:style>
    <style:style style:name="P44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25d01"/>
    </style:style>
    <style:style style:name="T3" style:family="text">
      <style:text-properties style:text-position="super 58%" style:font-name="Liberation Serif" style:font-name-asian="WenQuanYi Zen Hei" style:font-name-complex="Lohit Devanagari"/>
    </style:style>
    <style:style style:name="T4" style:family="text">
      <style:text-properties style:text-position="super 58%" style:font-name="Liberation Serif" officeooo:rsid="001fd4c2" style:font-name-asian="WenQuanYi Zen Hei" style:font-name-complex="Lohit Devanagari"/>
    </style:style>
    <style:style style:name="T5" style:family="text">
      <style:text-properties style:text-position="super 58%" style:font-name="Liberation Serif" officeooo:rsid="00204e84" style:font-name-asian="WenQuanYi Zen Hei" style:font-name-complex="Lohit Devanagari"/>
    </style:style>
    <style:style style:name="T6" style:family="text">
      <style:text-properties style:text-position="super 58%" style:font-name="Liberation Serif" officeooo:rsid="00230c90" style:font-name-asian="WenQuanYi Zen Hei" style:font-name-complex="Lohit Devanagari"/>
    </style:style>
    <style:style style:name="T7" style:family="text">
      <style:text-properties style:text-position="super 58%" officeooo:rsid="0025593a"/>
    </style:style>
    <style:style style:name="T8" style:family="text">
      <style:text-properties style:font-name="Standard Symbols L"/>
    </style:style>
    <style:style style:name="T9" style:family="text">
      <style:text-properties style:font-name="Standard Symbols L" style:font-name-asian="WenQuanYi Zen Hei" style:font-name-complex="Lohit Devanagari"/>
    </style:style>
    <style:style style:name="T10" style:family="text">
      <style:text-properties officeooo:rsid="001016d9"/>
    </style:style>
    <style:style style:name="T11" style:family="text">
      <style:text-properties officeooo:rsid="00125d01"/>
    </style:style>
    <style:style style:name="T12" style:family="text">
      <style:text-properties style:font-name="Liberation Serif" style:font-name-asian="WenQuanYi Zen Hei" style:font-name-complex="Lohit Devanagari"/>
    </style:style>
    <style:style style:name="T13" style:family="text">
      <style:text-properties style:font-name="Liberation Serif" officeooo:rsid="0019d5ca" style:font-name-asian="WenQuanYi Zen Hei" style:font-name-complex="Lohit Devanagari"/>
    </style:style>
    <style:style style:name="T14" style:family="text">
      <style:text-properties style:font-name="Liberation Serif" officeooo:rsid="001a3c2d" style:font-name-asian="WenQuanYi Zen Hei" style:font-name-complex="Lohit Devanagari"/>
    </style:style>
    <style:style style:name="T15" style:family="text">
      <style:text-properties style:font-name="Liberation Serif" officeooo:rsid="001fd4c2" style:font-name-asian="WenQuanYi Zen Hei" style:font-name-complex="Lohit Devanagari"/>
    </style:style>
    <style:style style:name="T16" style:family="text">
      <style:text-properties style:font-name="Liberation Serif" officeooo:rsid="00204e84" style:font-name-asian="WenQuanYi Zen Hei" style:font-name-complex="Lohit Devanagari"/>
    </style:style>
    <style:style style:name="T17" style:family="text">
      <style:text-properties style:font-name="Liberation Serif" officeooo:rsid="00218a1a" style:font-name-asian="WenQuanYi Zen Hei" style:font-name-complex="Lohit Devanagari"/>
    </style:style>
    <style:style style:name="T18" style:family="text">
      <style:text-properties style:font-name="Liberation Serif" officeooo:rsid="0025e8fb" style:font-name-asian="WenQuanYi Zen Hei" style:font-name-complex="Lohit Devanagari"/>
    </style:style>
    <style:style style:name="T19" style:family="text">
      <style:text-properties officeooo:rsid="0024c554"/>
    </style:style>
    <style:style style:name="T20" style:family="text">
      <style:text-properties officeooo:rsid="0025593a"/>
    </style:style>
    <style:style style:name="T21" style:family="text">
      <style:text-properties officeooo:rsid="002582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5" fo:column-gap="0in"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  <style:column style:rel-width="13107*" fo:start-indent="0in" fo:end-indent="0in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dash" draw:stroke-dash="Fine_20_Dashed" svg:stroke-width="0.0201in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draw:marker-start="Dimension_20_Lines" draw:marker-start-width="0.2in" draw:marker-end="Dimension_20_Lines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" draw:marker-end-width="0.0402in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draw:marker-start-width="0.2in" draw:marker-end-width="0.2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098in" draw:marker-start-width="0.1646in" draw:marker-end="Arrow" draw:marker-end-width="0.0646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draw:marker-start-width="0.2in" draw:marker-end="Arrow" draw:marker-end-width="0.1201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Quiz</text:span> #<text:variable-set text:name="Assignment" office:value-type="float" office:value="1" style:data-style-name="N0">1</text:variable-set>: <text:span text:style-name="T10">Electrostatics – Forces and Fields</text:span></text:p>
      <text:p text:style-name="P2"/>
      <text:p text:style-name="P2"><draw:ellipse text:anchor-type="paragraph" draw:z-index="3" draw:style-name="gr2" draw:text-style-name="P44" svg:width="0.2878in" svg:height="0.2398in" svg:x="3.2972in" svg:y="0.1319in"><text:p text:style-name="P44">+0.02 C</text:p><text:p text:style-name="P44">B</text:p><text:p text:style-name="P44"/></draw:ellipse><draw:ellipse text:anchor-type="paragraph" draw:z-index="4" draw:style-name="gr2" draw:text-style-name="P44" svg:width="0.2878in" svg:height="0.235in" svg:x="0.5571in" svg:y="0.1272in"><text:p text:style-name="P44">+0.01 C</text:p><text:p text:style-name="P44">C</text:p><text:p text:style-name="P44"/></draw:ellipse><draw:ellipse text:anchor-type="paragraph" draw:z-index="5" draw:style-name="gr2" draw:text-style-name="P44" svg:width="0.2878in" svg:height="0.235in" svg:x="6.0535in" svg:y="0.1102in"><text:p text:style-name="P44">-0.04 C</text:p><text:p text:style-name="P44">A</text:p><text:p text:style-name="P44"/></draw:ellipse></text:p>
      <text:p text:style-name="P2"><draw:line text:anchor-type="paragraph" draw:z-index="2" draw:style-name="gr1" draw:text-style-name="P44" svg:x1="0.3543in" svg:y1="0.0681in" svg:x2="6.2287in" svg:y2="0.0681in"><text:p/></draw:line></text:p>
      <text:p text:style-name="P2"><draw:line text:anchor-type="paragraph" draw:z-index="6" draw:style-name="gr3" draw:text-style-name="P44" svg:x1="0.6583in" svg:y1="0.1803in" svg:x2="3.4465in" svg:y2="0.1693in"><text:p text:style-name="P44"/><text:p text:style-name="P44">3 cm</text:p></draw:line><draw:line text:anchor-type="paragraph" draw:z-index="7" draw:style-name="gr3" draw:text-style-name="P44" svg:x1="3.4252in" svg:y1="0.1693in" svg:x2="6.2134in" svg:y2="0.1583in"><text:p text:style-name="P44"/><text:p text:style-name="P44">3 cm</text:p></draw:line></text:p>
      <text:p text:style-name="P2"/>
      <text:list xml:id="list1193960851819894012" text:style-name="L21">
        <text:list-item>
          <text:p text:style-name="P12">Three point charges are arranged in a line, as shown in the diagram. <text:s/>What is the force felt by charge A due to charges B and C?</text:p>
          <text:list>
            <text:list-item>
              <text:p text:style-name="P13"><text:span text:style-name="T19">8 x 10</text:span><text:span text:style-name="T2">9</text:span><text:span text:style-name="T11"> N t</text:span>o the left</text:p>
            </text:list-item>
            <text:list-item>
              <text:p text:style-name="P13"><text:span text:style-name="T20">7 x 10</text:span><text:span text:style-name="T7">9</text:span><text:span text:style-name="T20"> N t</text:span>o the left</text:p>
            </text:list-item>
            <text:list-item>
              <text:p text:style-name="P13"><text:span text:style-name="T20">1 x 10</text:span><text:span text:style-name="T2">9</text:span><text:span text:style-name="T11"> N t</text:span>o the right</text:p>
            </text:list-item>
            <text:list-item>
              <text:p text:style-name="P13"><text:span text:style-name="T20">1 x 10</text:span><text:span text:style-name="T7">10</text:span><text:span text:style-name="T20"> N t</text:span>o the right</text:p>
            </text:list-item>
            <text:list-item>
              <text:p text:style-name="P13">0 N</text:p>
            </text:list-item>
          </text:list>
        </text:list-item>
      </text:list>
      <text:p text:style-name="P3"/>
      <text:list xml:id="list72612704218023" text:continue-numbering="true" text:style-name="L21">
        <text:list-item>
          <text:p text:style-name="P14">What is the direction of the electric field at point B dues to charges A and C?</text:p>
        </text:list-item>
      </text:list>
      <text:section text:style-name="Sect1" text:name="Section2">
        <text:list xml:id="list72611709180783" text:continue-numbering="true" text:style-name="L21">
          <text:list-item>
            <text:list>
              <text:list-item>
                <text:p text:style-name="P19">←</text:p>
              </text:list-item>
              <text:list-item>
                <text:p text:style-name="P22">↑</text:p>
              </text:list-item>
              <text:list-item>
                <text:p text:style-name="P19">→</text:p>
              </text:list-item>
              <text:list-item>
                <text:p text:style-name="P22">↓</text:p>
              </text:list-item>
              <text:list-item>
                <text:p text:style-name="P15"><draw:line text:anchor-type="paragraph" draw:z-index="8" draw:style-name="gr4" draw:text-style-name="P44" svg:x1="0.7543in" svg:y1="0.0783in" svg:x2="0.8559in" svg:y2="0.1902in"><text:p/></draw:line></text:p>
              </text:list-item>
            </text:list>
          </text:list-item>
        </text:list>
      </text:section>
      <text:list xml:id="list72611689496991" text:continue-numbering="true" text:style-name="L21">
        <text:list-item>
          <text:list>
            <text:list-header>
              <text:p text:style-name="P15"/>
            </text:list-header>
          </text:list>
        </text:list-item>
        <text:list-item>
          <text:p text:style-name="P26">A charge of -1 <text:span text:style-name="T8">m</text:span>C is placed at x=0. <text:s/>How far away would a proton need to be in order to feel no force due to this charge?</text:p>
          <text:list>
            <text:list-item>
              <text:p text:style-name="P26">1.6 x 10<text:span text:style-name="T1">-19</text:span> m</text:p>
            </text:list-item>
            <text:list-item>
              <text:p text:style-name="P26">1.44 x 10<text:span text:style-name="T1">-16</text:span> m</text:p>
            </text:list-item>
            <text:list-item>
              <text:p text:style-name="P26">1 x 10<text:span text:style-name="T1">-6</text:span> m</text:p>
            </text:list-item>
            <text:list-item>
              <text:p text:style-name="P26">3.2 x 10<text:span text:style-name="T1">7</text:span> m</text:p>
            </text:list-item>
            <text:list-item>
              <text:p text:style-name="P25">∞</text:p>
            </text:list-item>
          </text:list>
        </text:list-item>
      </text:list>
      <text:p text:style-name="P4"/>
      <text:list xml:id="list72612338638005" text:continue-numbering="true" text:style-name="L21">
        <text:list-item>
          <text:p text:style-name="P27"><text:span text:style-name="T12">A charge of -4 </text:span><text:span text:style-name="T9">m</text:span><text:span text:style-name="T12">C is placed in an isolated environment. <text:s/>What is magnitude of the electric field 3 cm from the charge?</text:span></text:p>
          <text:list>
            <text:list-item>
              <text:p text:style-name="P28"><text:span text:style-name="T12">4 x 10</text:span><text:span text:style-name="T3">7</text:span><text:span text:style-name="T12"> N/C</text:span></text:p>
            </text:list-item>
            <text:list-item>
              <text:p text:style-name="P28"><text:span text:style-name="T12">1.2 x 10</text:span><text:span text:style-name="T6">6</text:span><text:span text:style-name="T12"> N/C</text:span></text:p>
            </text:list-item>
            <text:list-item>
              <text:p text:style-name="P29"><text:span text:style-name="T12">3 x 10</text:span><text:span text:style-name="T3">3</text:span><text:span text:style-name="T12"> N/C</text:span></text:p>
            </text:list-item>
            <text:list-item>
              <text:p text:style-name="P29"><text:span text:style-name="T12">1.66 x 10</text:span><text:span text:style-name="T3">-4</text:span><text:span text:style-name="T12"> N/C</text:span></text:p>
            </text:list-item>
            <text:list-item>
              <text:p text:style-name="P30">None of the Above</text:p>
            </text:list-item>
          </text:list>
        </text:list-item>
      </text:list>
      <text:p text:style-name="P5"/>
      <text:list xml:id="list72613731773123" text:continue-numbering="true" text:style-name="L21">
        <text:list-item>
          <text:p text:style-name="P31">Electrostatics is the study of - </text:p>
          <text:list>
            <text:list-item>
              <text:p text:style-name="P31">moving charges</text:p>
            </text:list-item>
            <text:list-item>
              <text:p text:style-name="P31">non-moving charges</text:p>
            </text:list-item>
            <text:list-item>
              <text:p text:style-name="P31">changing magnetic fields</text:p>
            </text:list-item>
            <text:list-item>
              <text:p text:style-name="P31">non-changing magnetic fields</text:p>
            </text:list-item>
            <text:list-item>
              <text:p text:style-name="P39"><text:span text:style-name="T13">f</text:span><text:span text:style-name="T12">riction on non-moving objects</text:span></text:p>
            </text:list-item>
          </text:list>
        </text:list-item>
      </text:list>
      <text:p text:style-name="P6"/>
      <text:p text:style-name="P6"/>
      <text:p text:style-name="P6"/>
      <text:p text:style-name="P6"/>
      <text:p text:style-name="P6"/>
      <text:list xml:id="list72613116231118" text:continue-numbering="true" text:style-name="L21">
        <text:list-header>
          <text:p text:style-name="P42"><text:soft-page-break/><text:span text:style-name="T18">Questions </text:span><text:span text:style-name="T16">6</text:span><text:span text:style-name="T12">-</text:span><text:span text:style-name="T16">8</text:span><text:span text:style-name="T12"> refer to the following diagram: </text:span></text:p>
          <text:p text:style-name="P43"><draw:line text:anchor-type="paragraph" draw:z-index="10" draw:style-name="gr5" draw:text-style-name="P44" svg:x1="1.6126in" svg:y1="0.1748in" svg:x2="4.6299in" svg:y2="0.1693in"><text:p text:style-name="P44">+ + + + + + + + + + + + + + + + + + + + + + +</text:p><text:p text:style-name="P44"/></draw:line><draw:ellipse text:anchor-type="paragraph" draw:z-index="12" draw:style-name="gr2" draw:text-style-name="P44" svg:width="0.315in" svg:height="0.2717in" svg:x="0.4457in" svg:y="0.1638in"><text:p text:style-name="P44">e-</text:p></draw:ellipse></text:p>
        </text:list-header>
      </text:list>
      <text:p text:style-name="P10"><draw:line text:anchor-type="paragraph" draw:z-index="13" draw:style-name="gr6" draw:text-style-name="P44" svg:x1="0.8236in" svg:y1="0.128in" svg:x2="1.4744in" svg:y2="0.1327in"><text:p text:style-name="P44">v</text:p><text:p text:style-name="P44"/></draw:line></text:p>
      <text:p text:style-name="P10"><draw:line text:anchor-type="paragraph" draw:z-index="11" draw:style-name="gr5" draw:text-style-name="P44" svg:x1="1.6071in" svg:y1="0.063in" svg:x2="4.6244in" svg:y2="0.0575in"><text:p text:style-name="P44"/><text:p text:style-name="P44">- - - - - - - - - - - - - - - - - - - - - - - - - - - - - - -</text:p></draw:line></text:p>
      <text:p text:style-name="P10"/>
      <text:list xml:id="list72612459212346" text:continue-numbering="true" text:style-name="L21">
        <text:list-header>
          <text:p text:style-name="P42"><text:span text:style-name="T12">Two metal plates are separated by a distance of 2 cm, as shown in the diagram. <text:s/>The top plate has a positive charge, and the bottom plate has a negative charge. <text:s/></text:span><text:span text:style-name="T14">An electron is traveling parallel to the plates. <text:s/></text:span></text:p>
        </text:list-header>
      </text:list>
      <text:p text:style-name="P11"/>
      <text:list xml:id="list72612905700914" text:continue-numbering="true" text:style-name="L21">
        <text:list-item>
          <text:p text:style-name="P40"><text:span text:style-name="T12">What is the direction of the electric field </text:span><text:span text:style-name="T14">in the center of the gap, </text:span><text:span text:style-name="T12">between the plates? </text:span><text:span text:style-name="T14">(you may ignore any effects due to the electron)</text:span></text:p>
        </text:list-item>
      </text:list>
      <text:section text:style-name="Sect1" text:name="Section3">
        <text:list xml:id="list72612995594018" text:continue-numbering="true" text:style-name="L21">
          <text:list-item>
            <text:list>
              <text:list-item>
                <text:p text:style-name="P20">←</text:p>
              </text:list-item>
              <text:list-item>
                <text:p text:style-name="P23">↑</text:p>
              </text:list-item>
              <text:list-item>
                <text:p text:style-name="P20">→</text:p>
              </text:list-item>
              <text:list-item>
                <text:p text:style-name="P23">↓</text:p>
              </text:list-item>
              <text:list-item>
                <text:p text:style-name="P32"><draw:line text:anchor-type="paragraph" draw:z-index="9" draw:style-name="gr4" draw:text-style-name="P44" svg:x1="0.7543in" svg:y1="0.0783in" svg:x2="0.8559in" svg:y2="0.1902in"><text:p/></draw:line> </text:p>
              </text:list-item>
            </text:list>
          </text:list-item>
        </text:list>
      </text:section>
      <text:p text:style-name="P7"/>
      <text:list xml:id="list72612548610872" text:continue-numbering="true" text:style-name="L21">
        <text:list-item>
          <text:p text:style-name="P34">What is the direction of the force on the electron <text:span text:style-name="T21">when it passes between the two metal plates</text:span>?</text:p>
        </text:list-item>
      </text:list>
      <text:section text:style-name="Sect1" text:name="Section4">
        <text:list xml:id="list72613521429240" text:continue-numbering="true" text:style-name="L21">
          <text:list-item>
            <text:list>
              <text:list-item>
                <text:p text:style-name="P21">←</text:p>
              </text:list-item>
              <text:list-item>
                <text:p text:style-name="P24">↑</text:p>
              </text:list-item>
              <text:list-item>
                <text:p text:style-name="P21">→</text:p>
              </text:list-item>
              <text:list-item>
                <text:p text:style-name="P24">↓</text:p>
              </text:list-item>
              <text:list-item>
                <text:p text:style-name="P33"><draw:line text:anchor-type="paragraph" draw:z-index="14" draw:style-name="gr4" draw:text-style-name="P44" svg:x1="0.7543in" svg:y1="0.0783in" svg:x2="0.8559in" svg:y2="0.1902in"><text:p/></draw:line> <text:s/></text:p>
              </text:list-item>
            </text:list>
          </text:list-item>
        </text:list>
      </text:section>
      <text:p text:style-name="P8"/>
      <text:list xml:id="list72613418882543" text:continue-numbering="true" text:style-name="L21">
        <text:list-item>
          <text:p text:style-name="P35">Which of these trajectories will the electron most likely follow?</text:p>
        </text:list-item>
      </text:list>
      <text:section text:style-name="Sect2" text:name="Section1">
        <text:list xml:id="list72613840143325" text:continue-numbering="true" text:style-name="L21">
          <text:list-item>
            <text:list>
              <text:list-item>
                <text:p text:style-name="P35"><draw:line text:anchor-type="paragraph" draw:z-index="15" draw:style-name="gr7" draw:text-style-name="P44" svg:x1="0.7543in" svg:y1="0.0898in" svg:x2="1.1917in" svg:y2="0.3087in"><text:p/></draw:line> </text:p>
              </text:list-item>
            </text:list>
          </text:list-item>
        </text:list>
        <text:p text:style-name="P9"/>
        <text:p text:style-name="P9"><draw:path text:anchor-type="paragraph" draw:z-index="18" draw:style-name="gr7" draw:text-style-name="P44" svg:width="0.5217in" svg:height="0.3815in" svg:x="0.7606in" svg:y="0.0606in" svg:viewBox="0 0 1326 970" svg:d="M0 925c139 97 278 8 419 0s279-140 420-206c175-82 268-412 420-568l67-151"><text:p/></draw:path></text:p>
        <text:list xml:id="list72612201095756" text:continue-numbering="true" text:style-name="L21">
          <text:list-item>
            <text:list>
              <text:list-item>
                <text:p text:style-name="P35"><text:s/></text:p>
              </text:list-item>
            </text:list>
          </text:list-item>
        </text:list>
        <text:p text:style-name="P9"/>
        <text:p text:style-name="P9"><draw:path text:anchor-type="paragraph" draw:z-index="17" draw:style-name="gr7" draw:text-style-name="P44" svg:width="0.5217in" svg:height="0.274in" svg:x="0.7043in" svg:y="0.161in" svg:viewBox="0 0 1326 697" svg:d="M0 32c139-70 279-5 420 0s278 101 420 148c174 59 268 297 419 408l67 109"><text:p/></draw:path></text:p>
        <text:list xml:id="list72612226647237" text:continue-numbering="true" text:style-name="L21">
          <text:list-item>
            <text:list>
              <text:list-item>
                <text:p text:style-name="P35"><text:s/></text:p>
              </text:list-item>
            </text:list>
          </text:list-item>
        </text:list>
        <text:p text:style-name="P9"/>
        <text:p text:style-name="P9"><draw:line text:anchor-type="paragraph" draw:z-index="16" draw:style-name="gr7" draw:text-style-name="P44" svg:x1="0.8689in" svg:y1="0.3028in" svg:x2="1.3114in" svg:y2="0.111in"><text:p/></draw:line></text:p>
        <text:list xml:id="list72612619849609" text:continue-numbering="true" text:style-name="L21">
          <text:list-item>
            <text:list>
              <text:list-item>
                <text:p text:style-name="P35"/>
              </text:list-item>
            </text:list>
          </text:list-item>
        </text:list>
        <text:p text:style-name="P9"/>
        <text:p text:style-name="P9"/>
        <text:list xml:id="list72612825192744" text:continue-numbering="true" text:style-name="L21">
          <text:list-item>
            <text:list>
              <text:list-item>
                <text:p text:style-name="P35"><draw:line text:anchor-type="paragraph" draw:z-index="19" draw:style-name="gr7" draw:text-style-name="P44" svg:x1="0.7681in" svg:y1="0.111in" svg:x2="1.4181in" svg:y2="0.0791in"><text:p/></draw:line></text:p>
              </text:list-item>
            </text:list>
          </text:list-item>
        </text:list>
      </text:section>
      <text:p text:style-name="P9"/>
      <text:p text:style-name="P9"/>
      <text:list xml:id="list72613584027080" text:continue-numbering="true" text:style-name="L21">
        <text:list-item>
          <text:p text:style-name="P36">The electric field has a strength of 2000 N/C. <text:s/>What is the magnitude of the force on the electron?</text:p>
          <text:list>
            <text:list-item>
              <text:p text:style-name="P41"><text:span text:style-name="T12">8 x 10</text:span><text:span text:style-name="T3">-20</text:span><text:span text:style-name="T12"> N</text:span></text:p>
            </text:list-item>
            <text:list-item>
              <text:p text:style-name="P16"><text:span text:style-name="T15">3.2 x 10</text:span><text:span text:style-name="T4">-16</text:span><text:span text:style-name="T15"> N</text:span></text:p>
            </text:list-item>
            <text:list-item>
              <text:p text:style-name="P17"><text:span text:style-name="T16">2 x 10</text:span><text:span text:style-name="T5">3</text:span><text:span text:style-name="T16"> N</text:span></text:p>
            </text:list-item>
            <text:list-item>
              <text:p text:style-name="P17"><text:span text:style-name="T16">7.2 x 10</text:span><text:span text:style-name="T5">11</text:span><text:span text:style-name="T16"> N</text:span></text:p>
            </text:list-item>
            <text:list-item>
              <text:p text:style-name="P37">There is not enough information to solve this problem.</text:p>
            </text:list-item>
          </text:list>
          <text:p text:style-name="P18"><text:span text:style-name="T12"><text:line-break/></text:span>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1" text:anchor-type="paragraph" svg:x="0.0283in" svg:y="-0.2028in" svg:width="0.4299in" svg:height="0.5in" draw:z-index="1"><draw:image xlink:href="Pictures/10000201000000D0000000F20EBE2582.png" xlink:type="simple" xlink:show="embed" xlink:actuate="onLoad"/></draw:frame> <text:s text:c="11"/>Name:<text:tab/><text:tab/><text:date style:data-style-name="N37" text:date-value="2013-08-27T06:57:47.332821828" text:fixed="true" text:date-adjust="PT24H00M00S">08/28/13</text:date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7T06:57:47.588695111</meta:creation-date>
    <meta:editing-duration>PT1H19M41S</meta:editing-duration>
    <meta:editing-cycles>28</meta:editing-cycles>
    <meta:generator>LibreOffice/4.3.7.2$Linux_X86_64 LibreOffice_project/430$Build-2</meta:generator>
    <meta:initial-creator>Jonas Williamson</meta:initial-creator>
    <dc:date>2017-01-19T07:26:11.501363279</dc:date>
    <meta:document-statistic meta:table-count="0" meta:image-count="1" meta:object-count="0" meta:page-count="2" meta:paragraph-count="60" meta:word-count="406" meta:character-count="1781" meta:non-whitespace-character-count="1449"/>
  </office:meta>
</office:document-meta>
</file>